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Roboto" svg:font-family="Roboto" style:font-pitch="variable"/>
    <style:font-face style:name="Roboto Mono" svg:font-family="'Roboto Mono'" style:font-pitch="variable"/>
    <style:font-face style:name="Roboto1" svg:font-family="Roboto" style:font-adornments="Regular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51pt solid #000000" style:shadow="none">
        <style:tab-stops>
          <style:tab-stop style:position="7.5in" style:type="right"/>
        </style:tab-stops>
      </style:paragraph-properties>
      <style:text-properties fo:font-style="normal" fo:font-weight="normal"/>
    </style:style>
    <style:style style:name="P2" style:family="paragraph" style:parent-style-name="Footer">
      <style:paragraph-properties fo:text-align="start" style:justify-single-word="false" fo:padding="0in" fo:border-left="none" fo:border-right="none" fo:border-top="0.51pt solid #000000" fo:border-bottom="none" style:shadow="none"/>
      <style:text-properties style:font-name="Roboto"/>
    </style:style>
    <style:style style:name="P3" style:family="paragraph" style:parent-style-name="Standard">
      <style:text-properties style:font-name="Roboto" officeooo:paragraph-rsid="001eb0df"/>
    </style:style>
    <style:style style:name="P4" style:family="paragraph" style:parent-style-name="Standard">
      <style:text-properties style:font-name="Roboto" style:text-underline-style="solid" style:text-underline-width="auto" style:text-underline-color="font-color" fo:font-weight="normal" officeooo:paragraph-rsid="001eb0df" style:font-weight-asian="normal" style:font-weight-complex="normal"/>
    </style:style>
    <style:style style:name="P5" style:family="paragraph" style:parent-style-name="Heading">
      <style:text-properties style:font-name="Roboto"/>
    </style:style>
    <style:style style:name="P6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4319in"/>
          <style:tab-stop style:position="0.4398in"/>
          <style:tab-stop style:position="0.5634in" style:type="center"/>
          <style:tab-stop style:position="0.9374in"/>
        </style:tab-stops>
      </style:paragraph-properties>
    </style:style>
    <style:style style:name="P7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5016in"/>
          <style:tab-stop style:position="0.9374in"/>
        </style:tab-stops>
      </style:paragraph-properties>
    </style:style>
    <style:style style:name="P8" style:family="paragraph" style:parent-style-name="Command">
      <style:text-properties officeooo:paragraph-rsid="002cd814"/>
    </style:style>
    <style:style style:name="P9" style:family="paragraph" style:parent-style-name="Command">
      <style:text-properties officeooo:paragraph-rsid="002f14a9"/>
    </style:style>
    <style:style style:name="P10" style:family="paragraph" style:parent-style-name="Command">
      <style:text-properties style:font-name="Roboto Mono" fo:font-weight="bold" officeooo:rsid="0025c8dd" style:font-weight-asian="bold" style:font-weight-complex="bold"/>
    </style:style>
    <style:style style:name="P11" style:family="paragraph" style:parent-style-name="Command">
      <style:text-properties style:font-name="Roboto Mono" fo:font-weight="bold" officeooo:rsid="0025c8dd" officeooo:paragraph-rsid="002f14a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paragraph-rsid="001eb0df" style:font-weight-asian="normal" style:font-weight-complex="normal"/>
    </style:style>
    <style:style style:name="P13" style:family="paragraph" style:parent-style-name="Standard">
      <style:text-properties officeooo:paragraph-rsid="001eb0df"/>
    </style:style>
    <style:style style:name="P14" style:family="paragraph" style:parent-style-name="Standard">
      <style:paragraph-properties>
        <style:tab-stops>
          <style:tab-stop style:position="0.3701in" style:type="center"/>
          <style:tab-stop style:position="0.75in"/>
          <style:tab-stop style:position="1.25in"/>
        </style:tab-stops>
      </style:paragraph-properties>
      <style:text-properties officeooo:paragraph-rsid="001eb0df"/>
    </style:style>
    <style:style style:name="P15" style:family="paragraph" style:parent-style-name="Command">
      <style:paragraph-properties fo:break-before="page"/>
    </style:style>
    <style:style style:name="P16" style:family="paragraph" style:parent-style-name="Command2">
      <style:text-properties officeooo:paragraph-rsid="0031f270"/>
    </style:style>
    <style:style style:name="P17" style:family="paragraph" style:parent-style-name="Command">
      <style:text-properties officeooo:paragraph-rsid="0034385f"/>
    </style:style>
    <style:style style:name="P18" style:family="paragraph" style:parent-style-name="Command">
      <style:paragraph-properties fo:break-before="page"/>
      <style:text-properties officeooo:paragraph-rsid="0034385f"/>
    </style:style>
    <style:style style:name="P19" style:family="paragraph" style:parent-style-name="Command">
      <style:text-properties style:font-name="Roboto Mono" fo:font-weight="bold" officeooo:rsid="0025c8dd" officeooo:paragraph-rsid="0034385f" style:font-weight-asian="bold" style:font-weight-complex="bold"/>
    </style:style>
    <style:style style:name="T1" style:family="text">
      <style:text-properties style:font-name="Roboto" fo:font-size="12pt" style:font-size-asian="12pt" style:font-name-complex="Arial" style:font-size-complex="12pt"/>
    </style:style>
    <style:style style:name="T2" style:family="text">
      <style:text-properties style:font-name="Roboto" fo:font-size="12pt" officeooo:rsid="00314a5a" style:font-size-asian="12pt" style:font-name-complex="Arial" style:font-size-complex="12pt"/>
    </style:style>
    <style:style style:name="T3" style:family="text">
      <style:text-properties style:font-name="Roboto" fo:font-size="12pt" style:font-size-asian="12pt" style:font-size-complex="12pt"/>
    </style:style>
    <style:style style:name="T4" style:family="text">
      <style:text-properties style:font-name="Roboto" fo:font-weight="normal" officeooo:rsid="0020b2a8" style:font-weight-asian="normal" style:font-weight-complex="normal"/>
    </style:style>
    <style:style style:name="T5" style:family="text">
      <style:text-properties style:font-name="Roboto" fo:font-weight="normal" officeooo:rsid="001e2d53" style:font-weight-asian="normal" style:font-weight-complex="normal"/>
    </style:style>
    <style:style style:name="T6" style:family="text">
      <style:text-properties style:font-name="Roboto" fo:font-weight="normal" officeooo:rsid="001f28ef" style:font-weight-asian="normal" style:font-weight-complex="normal"/>
    </style:style>
    <style:style style:name="T7" style:family="text">
      <style:text-properties style:font-name="Roboto" fo:font-weight="normal" officeooo:rsid="002cd814" style:font-weight-asian="normal" style:font-weight-complex="normal"/>
    </style:style>
    <style:style style:name="T8" style:family="text">
      <style:text-properties style:font-name="Roboto" officeooo:rsid="002cd814"/>
    </style:style>
    <style:style style:name="T9" style:family="text">
      <style:text-properties style:font-name="Roboto" officeooo:rsid="0023e407"/>
    </style:style>
    <style:style style:name="T10" style:family="text">
      <style:text-properties style:font-name="Roboto" style:text-underline-style="none" fo:font-weight="normal" officeooo:rsid="00260ba9" style:font-weight-asian="normal" style:font-weight-complex="normal"/>
    </style:style>
    <style:style style:name="T11" style:family="text">
      <style:text-properties style:font-name="Roboto" style:text-underline-style="none" fo:font-weight="normal" officeooo:rsid="001eb0df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e407" style:font-weight-asian="normal" style:font-weight-complex="normal"/>
    </style:style>
    <style:style style:name="T15" style:family="text">
      <style:text-properties fo:font-weight="normal" officeooo:rsid="001eba77" style:font-weight-asian="normal" style:font-weight-complex="normal"/>
    </style:style>
    <style:style style:name="T16" style:family="text">
      <style:text-properties fo:font-weight="normal" officeooo:rsid="001f28ef" style:font-weight-asian="normal" style:font-weight-complex="normal"/>
    </style:style>
    <style:style style:name="T17" style:family="text">
      <style:text-properties fo:font-weight="normal" officeooo:rsid="001e2d53" style:font-weight-asian="normal" style:font-weight-complex="normal"/>
    </style:style>
    <style:style style:name="T18" style:family="text">
      <style:text-properties fo:font-weight="normal" officeooo:rsid="0020b2a8" style:font-weight-asian="normal" style:font-weight-complex="normal"/>
    </style:style>
    <style:style style:name="T19" style:family="text">
      <style:text-properties fo:font-weight="normal" officeooo:rsid="00220423" style:font-weight-asian="normal" style:font-weight-complex="normal"/>
    </style:style>
    <style:style style:name="T20" style:family="text">
      <style:text-properties fo:color="#000000" loext:opacity="100%" style:font-name="Roboto1" fo:font-size="10pt" fo:language="en" fo:country="US" fo:font-weight="normal" officeooo:rsid="0023e407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21" style:family="text">
      <style:text-properties fo:color="#000000" loext:opacity="100%" style:font-name="Roboto1" fo:font-size="10pt" fo:language="en" fo:country="US" fo:font-weight="normal" officeooo:rsid="001f28ef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22" style:family="text">
      <style:text-properties fo:color="#000000" loext:opacity="100%" style:font-name="Roboto1" fo:font-size="10pt" fo:language="en" fo:country="US" fo:font-weight="normal" officeooo:rsid="0020b2a8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23" style:family="text">
      <style:text-properties fo:color="#000000" loext:opacity="100%" style:font-name="Roboto1" fo:font-size="10pt" fo:language="en" fo:country="US" fo:font-weight="normal" officeooo:rsid="00220423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24" style:family="text">
      <style:text-properties fo:color="#000000" loext:opacity="100%" style:font-name="Roboto1" fo:font-size="10pt" fo:language="en" fo:country="US" officeooo:rsid="001e2d53" style:letter-kerning="true" style:font-name-asian="Liberation Serif" style:font-size-asian="12pt" style:language-asian="hi" style:country-asian="IN" style:font-name-complex="Liberation Serif" style:font-size-complex="12pt"/>
    </style:style>
    <style:style style:name="T25" style:family="text">
      <style:text-properties fo:color="#000000" loext:opacity="100%" style:font-name="Roboto1" fo:font-size="10pt" fo:language="en" fo:country="US" style:text-underline-style="none" fo:font-weight="normal" officeooo:rsid="00256690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26" style:family="text">
      <style:text-properties fo:color="#000000" loext:opacity="100%" style:font-name="Roboto Mono" fo:font-size="10pt" fo:language="en" fo:country="US" officeooo:rsid="0024be07" style:letter-kerning="true" style:font-name-asian="Liberation Serif" style:font-size-asian="12pt" style:language-asian="hi" style:country-asian="IN" style:font-name-complex="Liberation Serif" style:font-size-complex="12pt"/>
    </style:style>
    <style:style style:name="T27" style:family="text">
      <style:text-properties fo:color="#000000" loext:opacity="100%" style:font-name="Roboto Mono" fo:font-size="10pt" fo:language="en" fo:country="US" fo:font-weight="bold" officeooo:rsid="0020b2a8" style:letter-kerning="true" style:font-name-asian="Liberation Serif" style:font-size-asian="12pt" style:language-asian="hi" style:country-asian="IN" style:font-weight-asian="bold" style:font-name-complex="Liberation Serif" style:font-size-complex="12pt" style:font-weight-complex="bold"/>
    </style:style>
    <style:style style:name="T28" style:family="text">
      <style:text-properties fo:color="#000000" loext:opacity="100%" style:font-name="Roboto Mono" fo:font-size="10pt" fo:language="en" fo:country="US" fo:font-weight="bold" officeooo:rsid="00220423" style:letter-kerning="true" style:font-name-asian="Liberation Serif" style:font-size-asian="12pt" style:language-asian="hi" style:country-asian="IN" style:font-weight-asian="bold" style:font-name-complex="Liberation Serif" style:font-size-complex="12pt" style:font-weight-complex="bold"/>
    </style:style>
    <style:style style:name="T29" style:family="text">
      <style:text-properties fo:color="#000000" loext:opacity="100%" style:font-name="Roboto Mono" fo:font-size="10pt" fo:language="en" fo:country="US" fo:font-weight="bold" officeooo:rsid="001eba77" style:letter-kerning="true" style:font-name-asian="Liberation Serif" style:font-size-asian="12pt" style:language-asian="hi" style:country-asian="IN" style:font-weight-asian="bold" style:font-name-complex="Liberation Serif" style:font-size-complex="12pt" style:font-weight-complex="bold"/>
    </style:style>
    <style:style style:name="T30" style:family="text">
      <style:text-properties fo:color="#000000" loext:opacity="100%" style:font-name="Roboto" fo:font-size="10pt" fo:language="en" fo:country="US" fo:font-weight="normal" officeooo:rsid="001f28ef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31" style:family="text">
      <style:text-properties fo:color="#000000" loext:opacity="100%" style:font-name="Roboto" fo:font-size="10pt" fo:language="en" fo:country="US" fo:font-weight="normal" officeooo:rsid="00220423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32" style:family="text">
      <style:text-properties fo:color="#000000" loext:opacity="100%" style:font-name="Roboto" fo:font-size="10pt" fo:language="en" fo:country="US" fo:font-weight="normal" officeooo:rsid="0020b2a8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33" style:family="text">
      <style:text-properties fo:color="#000000" loext:opacity="100%" style:font-name="Roboto" fo:font-size="10pt" fo:language="en" fo:country="US" style:text-underline-style="none" fo:font-weight="normal" officeooo:rsid="00260ba9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34" style:family="text">
      <style:text-properties fo:color="#000000" loext:opacity="100%" fo:font-size="10pt" fo:language="en" fo:country="US" officeooo:rsid="0025955e" style:letter-kerning="true" style:font-name-asian="Liberation Serif" style:font-size-asian="12pt" style:language-asian="hi" style:country-asian="IN" style:font-name-complex="Liberation Serif" style:font-size-complex="12pt"/>
    </style:style>
    <style:style style:name="T35" style:family="text">
      <style:text-properties officeooo:rsid="0025955e"/>
    </style:style>
    <style:style style:name="T36" style:family="text">
      <style:text-properties fo:language="en" fo:country="US" style:language-asian="hi" style:country-asian="IN"/>
    </style:style>
    <style:style style:name="T37" style:family="text">
      <style:text-properties fo:language="en" fo:country="US" officeooo:rsid="001fac6e" style:language-asian="hi" style:country-asian="IN"/>
    </style:style>
    <style:style style:name="T38" style:family="text">
      <style:text-properties fo:language="en" fo:country="US" officeooo:rsid="00200be5" style:language-asian="hi" style:country-asian="IN"/>
    </style:style>
    <style:style style:name="T39" style:family="text">
      <style:text-properties fo:language="en" fo:country="US" officeooo:rsid="00270ac3" style:language-asian="hi" style:country-asian="IN"/>
    </style:style>
    <style:style style:name="T40" style:family="text">
      <style:text-properties fo:language="en" fo:country="US" officeooo:rsid="00282684" style:language-asian="hi" style:country-asian="IN"/>
    </style:style>
    <style:style style:name="T41" style:family="text">
      <style:text-properties fo:language="en" fo:country="US" officeooo:rsid="002f14a9" style:language-asian="hi" style:country-asian="IN"/>
    </style:style>
    <style:style style:name="T42" style:family="text">
      <style:text-properties fo:language="en" fo:country="US" officeooo:rsid="0031f270" style:language-asian="hi" style:country-asian="IN"/>
    </style:style>
    <style:style style:name="T43" style:family="text">
      <style:text-properties fo:language="en" fo:country="US" style:text-underline-style="solid" style:text-underline-width="auto" style:text-underline-color="font-color" style:language-asian="hi" style:country-asian="IN"/>
    </style:style>
    <style:style style:name="T44" style:family="text">
      <style:text-properties fo:language="en" fo:country="US" style:text-underline-style="solid" style:text-underline-width="auto" style:text-underline-color="font-color" officeooo:rsid="00217ed9" style:language-asian="hi" style:country-asian="IN"/>
    </style:style>
    <style:style style:name="T45" style:family="text">
      <style:text-properties fo:language="en" fo:country="US" style:text-underline-style="solid" style:text-underline-width="auto" style:text-underline-color="font-color" officeooo:rsid="0025c8dd" style:language-asian="hi" style:country-asian="IN"/>
    </style:style>
    <style:style style:name="T46" style:family="text">
      <style:text-properties fo:language="en" fo:country="US" style:text-underline-style="solid" style:text-underline-width="auto" style:text-underline-color="font-color" officeooo:rsid="001fac6e" style:language-asian="hi" style:country-asian="IN"/>
    </style:style>
    <style:style style:name="T47" style:family="text">
      <style:text-properties fo:language="en" fo:country="US" style:text-underline-style="none" officeooo:rsid="002588bc" style:language-asian="hi" style:country-asian="IN"/>
    </style:style>
    <style:style style:name="T48" style:family="text">
      <style:text-properties fo:language="en" fo:country="US" style:text-underline-style="none" officeooo:rsid="00270ac3" style:language-asian="hi" style:country-asian="IN"/>
    </style:style>
    <style:style style:name="T49" style:family="text">
      <style:text-properties fo:language="en" fo:country="US" style:text-underline-style="none" officeooo:rsid="002aec96" style:language-asian="hi" style:country-asian="IN"/>
    </style:style>
    <style:style style:name="T50" style:family="text">
      <style:text-properties style:text-underline-style="none" fo:font-weight="normal" officeooo:rsid="00260ba9" style:font-weight-asian="normal" style:font-weight-complex="normal"/>
    </style:style>
    <style:style style:name="T51" style:family="text">
      <style:text-properties style:text-underline-style="none" fo:font-weight="normal" officeooo:rsid="001eb0df" style:font-weight-asian="normal" style:font-weight-complex="normal"/>
    </style:style>
    <style:style style:name="T52" style:family="text">
      <style:text-properties style:text-underline-style="none" fo:font-weight="normal" officeooo:rsid="002588bc" style:font-weight-asian="normal" style:font-weight-complex="normal"/>
    </style:style>
    <style:style style:name="T53" style:family="text">
      <style:text-properties style:text-underline-style="none" fo:font-weight="normal" officeooo:rsid="00270ac3" style:language-asian="en" style:country-asian="US" style:font-weight-asian="normal" style:font-weight-complex="normal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1c57db" style:font-size-asian="12pt" style:font-size-complex="12pt"/>
    </style:style>
    <style:style style:name="T56" style:family="text">
      <style:text-properties fo:font-size="12pt" style:font-size-asian="12pt" style:font-weight-asian="bold" style:font-size-complex="12pt" style:font-weight-complex="bold"/>
    </style:style>
    <style:style style:name="T57" style:family="text">
      <style:text-properties fo:font-size="12pt" officeooo:rsid="001c57db" style:font-size-asian="12pt" style:font-weight-asian="normal" style:font-size-complex="12pt" style:font-weight-complex="normal"/>
    </style:style>
    <style:style style:name="T58" style:family="text">
      <style:text-properties fo:font-size="12pt" officeooo:rsid="001e2d53" style:font-size-asian="12pt" style:font-weight-asian="normal" style:font-size-complex="12pt" style:font-weight-complex="normal"/>
    </style:style>
    <style:style style:name="T59" style:family="text">
      <style:text-properties fo:font-size="10pt" fo:font-weight="normal" officeooo:rsid="00256690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34385f" style:font-size-asian="10pt" style:font-weight-asian="normal" style:font-size-complex="10pt" style:font-weight-complex="normal"/>
    </style:style>
    <style:style style:name="T61" style:family="text">
      <style:text-properties officeooo:rsid="001e2d53"/>
    </style:style>
    <style:style style:name="T62" style:family="text">
      <style:text-properties style:font-name="Roboto Mono"/>
    </style:style>
    <style:style style:name="T63" style:family="text">
      <style:text-properties style:font-name="Roboto Mono" fo:font-weight="bold" style:font-weight-asian="bold" style:font-weight-complex="bold"/>
    </style:style>
    <style:style style:name="T64" style:family="text">
      <style:text-properties style:font-name="Roboto Mono" fo:font-weight="bold" officeooo:rsid="0020b2a8" style:font-weight-asian="bold" style:font-weight-complex="bold"/>
    </style:style>
    <style:style style:name="T65" style:family="text">
      <style:text-properties style:font-name="Roboto Mono" fo:font-weight="bold" officeooo:rsid="00220423" style:font-weight-asian="bold" style:font-weight-complex="bold"/>
    </style:style>
    <style:style style:name="T66" style:family="text">
      <style:text-properties style:font-name="Roboto Mono" fo:font-weight="bold" officeooo:rsid="001eba77" style:font-weight-asian="bold" style:font-weight-complex="bold"/>
    </style:style>
    <style:style style:name="T67" style:family="text">
      <style:text-properties style:font-name="Roboto Mono" fo:font-weight="bold" officeooo:rsid="001f28ef" style:font-weight-asian="bold" style:font-weight-complex="bold"/>
    </style:style>
    <style:style style:name="T68" style:family="text">
      <style:text-properties style:font-name="Roboto Mono" fo:font-weight="bold" officeooo:rsid="002588bc" style:font-weight-asian="bold" style:font-weight-complex="bold"/>
    </style:style>
    <style:style style:name="T69" style:family="text">
      <style:text-properties style:font-name="Roboto Mono" fo:font-weight="bold" officeooo:rsid="001e2d53" style:font-weight-asian="bold" style:font-weight-complex="bold"/>
    </style:style>
    <style:style style:name="T70" style:family="text">
      <style:text-properties style:font-name="Roboto Mono" fo:font-weight="bold" officeooo:rsid="0025c8dd" style:font-weight-asian="bold" style:font-weight-complex="bold"/>
    </style:style>
    <style:style style:name="T71" style:family="text">
      <style:text-properties style:font-name="Roboto Mono" fo:font-weight="bold" officeooo:rsid="002f14a9" style:font-weight-asian="bold" style:font-weight-complex="bold"/>
    </style:style>
    <style:style style:name="T72" style:family="text">
      <style:text-properties style:font-name="Roboto Mono" officeooo:rsid="0023e407"/>
    </style:style>
    <style:style style:name="T73" style:family="text">
      <style:text-properties style:font-name="Roboto Mono" officeooo:rsid="001eb0df"/>
    </style:style>
    <style:style style:name="T74" style:family="text">
      <style:text-properties style:font-name="Roboto Mono" fo:language="en" fo:country="US" style:language-asian="hi" style:country-asian="IN"/>
    </style:style>
    <style:style style:name="T75" style:family="text">
      <style:text-properties style:font-name="Roboto Mono" fo:language="en" fo:country="US" officeooo:rsid="00200be5" style:language-asian="hi" style:country-asian="IN"/>
    </style:style>
    <style:style style:name="T76" style:family="text">
      <style:text-properties style:font-name="Roboto Mono" fo:language="en" fo:country="US" style:text-underline-style="solid" style:text-underline-width="auto" style:text-underline-color="font-color" officeooo:rsid="00217ed9" style:language-asian="hi" style:country-asian="IN"/>
    </style:style>
    <style:style style:name="T77" style:family="text">
      <style:text-properties style:font-name="Roboto Mono" officeooo:rsid="00217ed9"/>
    </style:style>
    <style:style style:name="T78" style:family="text">
      <style:text-properties style:font-name="Roboto Mono" officeooo:rsid="002cd814"/>
    </style:style>
    <style:style style:name="T79" style:family="text">
      <style:text-properties style:font-name="Roboto Mono" fo:font-weight="normal" officeooo:rsid="002cd814" style:font-weight-asian="normal" style:font-weight-complex="normal"/>
    </style:style>
    <style:style style:name="T80" style:family="text">
      <style:text-properties officeooo:rsid="0023e407"/>
    </style:style>
    <style:style style:name="T81" style:family="text">
      <style:text-properties officeooo:rsid="001eb0df"/>
    </style:style>
    <style:style style:name="T82" style:family="text">
      <style:text-properties style:font-name="Roboto1" fo:font-size="10pt" officeooo:rsid="001eb0df"/>
    </style:style>
    <style:style style:name="T83" style:family="text">
      <style:text-properties style:font-name="Roboto1" fo:font-size="10pt" officeooo:rsid="001fac6e"/>
    </style:style>
    <style:style style:name="T84" style:family="text">
      <style:text-properties style:font-name="Roboto1" fo:font-size="10pt" fo:language="en" fo:country="US" officeooo:rsid="00200be5" style:language-asian="hi" style:country-asian="IN"/>
    </style:style>
    <style:style style:name="T85" style:family="text">
      <style:text-properties style:font-name="Roboto1" fo:font-size="10pt" fo:language="en" fo:country="US" style:text-underline-style="solid" style:text-underline-width="auto" style:text-underline-color="font-color" officeooo:rsid="001fac6e" style:language-asian="hi" style:country-asian="IN"/>
    </style:style>
    <style:style style:name="T86" style:family="text">
      <style:text-properties style:font-name="Roboto1" fo:font-size="10pt" fo:language="en" fo:country="US" style:text-underline-style="solid" style:text-underline-width="auto" style:text-underline-color="font-color" officeooo:rsid="00217ed9" style:language-asian="hi" style:country-asian="IN"/>
    </style:style>
    <style:style style:name="T87" style:family="text">
      <style:text-properties style:font-name="Roboto1" fo:font-size="10pt" fo:language="en" fo:country="US" style:text-underline-style="solid" style:text-underline-width="auto" style:text-underline-color="font-color" officeooo:rsid="002cd814" style:language-asian="hi" style:country-asian="IN"/>
    </style:style>
    <style:style style:name="T88" style:family="text">
      <style:text-properties style:font-name="Roboto1" fo:font-size="10pt" officeooo:rsid="00200be5"/>
    </style:style>
    <style:style style:name="T89" style:family="text">
      <style:text-properties style:font-name="Roboto1" fo:font-size="10pt" officeooo:rsid="00217ed9"/>
    </style:style>
    <style:style style:name="T90" style:family="text">
      <style:text-properties style:font-name="Roboto1" fo:font-size="10pt" officeooo:rsid="00238d08"/>
    </style:style>
    <style:style style:name="T91" style:family="text">
      <style:text-properties style:font-name="Roboto1" fo:font-size="10pt" officeooo:rsid="002cd814"/>
    </style:style>
    <style:style style:name="T92" style:family="text">
      <style:text-properties style:font-name="Roboto1" fo:font-size="10pt" officeooo:rsid="002f14a9"/>
    </style:style>
    <style:style style:name="T93" style:family="text">
      <style:text-properties style:font-name="Roboto1" fo:font-size="10pt" officeooo:rsid="0031f270"/>
    </style:style>
    <style:style style:name="T94" style:family="text">
      <style:text-properties officeooo:rsid="001fac6e"/>
    </style:style>
    <style:style style:name="T95" style:family="text">
      <style:text-properties style:text-underline-style="solid" style:text-underline-width="auto" style:text-underline-color="font-color" fo:font-weight="normal" style:language-asian="en" style:country-asian="US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02588bc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officeooo:rsid="001fac6e"/>
    </style:style>
    <style:style style:name="T99" style:family="text">
      <style:text-properties officeooo:rsid="00217ed9"/>
    </style:style>
    <style:style style:name="T100" style:family="text">
      <style:text-properties officeooo:rsid="0022ef58"/>
    </style:style>
    <style:style style:name="T101" style:family="text">
      <style:text-properties officeooo:rsid="00270ac3"/>
    </style:style>
    <style:style style:name="T102" style:family="text">
      <style:text-properties officeooo:rsid="00282684"/>
    </style:style>
    <style:style style:name="T103" style:family="text">
      <style:text-properties officeooo:rsid="0029b30d"/>
    </style:style>
    <style:style style:name="T104" style:family="text">
      <style:text-properties officeooo:rsid="002ca0d3"/>
    </style:style>
    <style:style style:name="T105" style:family="text">
      <style:text-properties officeooo:rsid="002cd814"/>
    </style:style>
    <style:style style:name="T106" style:family="text">
      <style:text-properties officeooo:rsid="002f14a9"/>
    </style:style>
    <style:style style:name="T107" style:family="text">
      <style:text-properties style:font-name="Times New Roman" fo:font-size="12pt" fo:font-style="italic" fo:font-weight="bold" officeooo:rsid="002f14a9" style:font-size-asian="12pt" style:font-style-asian="italic" style:font-weight-asian="bold" style:font-size-complex="12pt" style:font-style-complex="italic" style:font-weight-complex="bold"/>
    </style:style>
    <style:style style:name="T108" style:family="text">
      <style:text-properties officeooo:rsid="0031f270"/>
    </style:style>
    <style:style style:name="T109" style:family="text">
      <style:text-properties officeooo:rsid="003438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0">Heater controller c</text:span>ommand-response protocol</text:p>
      <text:p text:style-name="P3">All command<text:span text:style-name="T35"> messages </text:span>must be terminated with a two-byte CRC code followed by ETX {0x03}.<text:span text:style-name="T81"> </text:span>All controller response<text:span text:style-name="T35"> messages</text:span> <text:span text:style-name="T34">are</text:span> terminated with a two-byte CRC code followed by ETX.<text:span text:style-name="T81"> </text:span>Except as a terminating character, and possibly as a byte in the CRC code, ETX may not appear in any <text:span text:style-name="T34">message</text:span>.</text:p>
      <text:p text:style-name="P3"/>
      <text:p text:style-name="P4">Command <text:span text:style-name="T36">format</text:span> details</text:p>
      <text:p text:style-name="P13"><text:span text:style-name="T10">Messages may contain multiple commands, separated by </text:span><text:span text:style-name="T11">whitespace (</text:span><text:span text:style-name="T10">spaces, tabs, new lines, </text:span><text:span text:style-name="T33">or </text:span><text:span text:style-name="T10">carriage </text:span><text:span text:style-name="T50">returns</text:span><text:span text:style-name="T51">)</text:span><text:span text:style-name="T25">.</text:span></text:p>
      <text:p text:style-name="P14">[<text:span text:style-name="Variable"><text:span text:style-name="T54">n</text:span></text:span>] indicates that a <text:span text:style-name="T36">whole </text:span>number is expected.</text:p>
      <text:p text:style-name="P14">[<text:span text:style-name="Variable"><text:span text:style-name="T54">d</text:span></text:span>] indicates that a decimal number is expected. A whole number is acceptable.<text:span text:style-name="T36"> </text:span>Any digits provided beyond the expected precision are ignored. <text:span text:style-name="T36">For example,</text:span> <text:span text:style-name="T36">"3", "-4.7", and "134.00" are all acceptable decimal inputs.</text:span></text:p>
      <text:p text:style-name="P13"/>
      <text:p text:style-name="P12">Response format details</text:p>
      <text:p text:style-name="P13"><text:span text:style-name="T81">In controller report templates, '</text:span><text:span text:style-name="T73">#</text:span><text:span text:style-name="T81">' represents a numeric digit, '</text:span><text:span text:style-name="T73">.</text:span><text:span text:style-name="T81">', a decimal point, '</text:span><text:span text:style-name="T73">-</text:span><text:span text:style-name="T81">', a negative symbol. </text:span><text:span text:style-name="T82">O</text:span><text:span text:style-name="T81">ther template symbols represent non-numeric characters. When a reported number is positive, the</text:span> <text:span text:style-name="T83">negative </text:span><text:span text:style-name="T36">symbol</text:span> <text:span text:style-name="T81">is replaced with </text:span>a space<text:span text:style-name="T81">,</text:span> so th<text:span text:style-name="T94">e</text:span> message length <text:span text:style-name="T36">remain</text:span><text:span text:style-name="T37">s</text:span> fixed.</text:p>
      <text:p text:style-name="P13"/>
      <text:p text:style-name="Command"><text:span text:style-name="T53"><text:tab/></text:span><text:span text:style-name="T95">C</text:span><text:span text:style-name="T96">ommand</text:span><text:span text:style-name="T52"><text:tab/></text:span><text:span text:style-name="T97">Description</text:span></text:p>
      <text:p text:style-name="Command"><text:span text:style-name="T68"><text:tab/></text:span><text:span text:style-name="T63">r</text:span><text:tab/><text:span text:style-name="T36">Request a </text:span>controller status report.</text:p>
      <text:p text:style-name="Command"/>
      <text:p text:style-name="Command"><text:span text:style-name="T48"><text:tab/></text:span><text:span text:style-name="T47"><text:tab/></text:span><text:span text:style-name="T43">Response </text:span><text:span text:style-name="T44">format template</text:span></text:p>
      <text:p text:style-name="Command"/>
      <text:p text:style-name="Command"><text:span text:style-name="T101"><text:tab/><text:tab/></text:span>"<text:span text:style-name="Mono">-###.# </text:span>"... (repeated <text:span text:style-name="T36">for a total of 16 channels</text:span> = 112 bytes + "<text:span text:style-name="Mono">\r\n</text:span>")</text:p>
      <text:p text:style-name="Command"><text:span text:style-name="T101"><text:tab/><text:tab/></text:span>"<text:span text:style-name="Mono">M ###.## </text:span>"... (repeated for a total of 6 heaters = 54 bytes + "<text:span text:style-name="Mono">\r\n</text:span>")</text:p>
      <text:p text:style-name="Command"><text:span text:style-name="T101"><text:tab/><text:tab/></text:span>"<text:span text:style-name="Mono">-###.# -###.# </text:span>" (14 bytes + "<text:span text:style-name="Mono">\r\n</text:span>")</text:p>
      <text:p text:style-name="Command"/>
      <text:p text:style-name="Command"><text:span text:style-name="T101"><text:tab/><text:tab/></text:span>The first line contains <text:span text:style-name="T36">the 16 thermocouple channel temperatures, in °C, in channel order from 0-15.</text:span></text:p>
      <text:p text:style-name="Command"><text:span text:style-name="T39"><text:tab/><text:tab/></text:span><text:span text:style-name="T36">The second line contains the </text:span><text:span text:style-name="T84">operating </text:span><text:span text:style-name="T36">mode </text:span><text:span text:style-name="T75">M</text:span><text:span text:style-name="T38"> </text:span><text:span text:style-name="T36">and power level for each of the 6 heaters, in channel order from 0-5</text:span><text:span text:style-name="T38">. The mode</text:span><text:span text:style-name="T84"> is decoded as follows:</text:span><text:span text:style-name="T88"> </text:span><text:span text:style-name="T36">'</text:span><text:span text:style-name="T74">0</text:span><text:span text:style-name="T36">' (zero) = off, '</text:span><text:span text:style-name="T74">m</text:span><text:span text:style-name="T36">' = manual, '</text:span><text:span text:style-name="T74">a</text:span><text:span text:style-name="T36">' = auto</text:span><text:span text:style-name="T38">.</text:span></text:p>
      <text:p text:style-name="Command"><text:span text:style-name="T101"><text:tab/><text:tab/></text:span>The third line contains the cold junction temperatures <text:span text:style-name="T88">for</text:span> the two multiplexers.</text:p>
      <text:p text:style-name="Command"/>
      <text:p text:style-name="P17"><text:span text:style-name="T70"><text:tab/></text:span><text:span text:style-name="T71">r</text:span>[<text:span text:style-name="Variable"><text:span text:style-name="T54">n</text:span></text:span>]<text:tab/><text:span text:style-name="T106">[0..</text:span><text:span text:style-name="T108">255</text:span><text:span text:style-name="T106">] Start datalogging, or stop, if </text:span><text:span text:style-name="T107">n</text:span><text:span text:style-name="T106"> is 0. </text:span><text:span text:style-name="T92">I</text:span><text:span text:style-name="T106">ssue a controller status report every </text:span><text:span text:style-name="T107">n</text:span><text:span text:style-name="T106"> seconds. </text:span></text:p>
      <text:p text:style-name="P11"/>
      <text:p text:style-name="Command"><text:span text:style-name="T70"><text:tab/></text:span><text:span text:style-name="T63">0<text:tab/></text:span><text:span text:style-name="T59">(</text:span><text:span text:style-name="T60">Z</text:span><text:span text:style-name="T59">ero)</text:span><text:span text:style-name="T13"><text:tab/>Turn the selected heater off.</text:span></text:p>
      <text:p text:style-name="Command"/>
      <text:p text:style-name="P17"><text:span text:style-name="T70"><text:tab/></text:span><text:span text:style-name="T63">a</text:span><text:tab/><text:span text:style-name="T109">Set the selected heater to </text:span>auto <text:span text:style-name="T109">mode (PID </text:span>control<text:span text:style-name="T109">), and turns it on if it’s off.</text:span></text:p>
      <text:p text:style-name="Command"/>
      <text:p text:style-name="P9"><text:span text:style-name="T70"><text:tab/></text:span><text:span text:style-name="T63">s</text:span>[<text:span text:style-name="Variable"><text:span text:style-name="T54">n</text:span></text:span>]<text:tab/>Set the setpoint temperature<text:span text:style-name="T106">, in</text:span> <text:span text:style-name="T41">°C,</text:span> for the selected heater.<text:span text:style-name="T106"> [-200..1000]</text:span></text:p>
      <text:p text:style-name="Command"/>
      <text:p text:style-name="Command"><text:span text:style-name="T70"><text:tab/></text:span><text:span text:style-name="T63">m</text:span><text:tab/><text:span text:style-name="T61">S</text:span>et the selected heater to manual mode, <text:span text:style-name="T36">preserving</text:span> its current power level, <text:span text:style-name="T109">and turns it on if it’s off.</text:span></text:p>
      <text:p text:style-name="P18"><text:span text:style-name="T70"><text:tab/></text:span><text:span text:style-name="T63">m</text:span>[<text:span text:style-name="Variable"><text:span text:style-name="T55">d</text:span></text:span>]<text:tab/>[0..100.00] <text:span text:style-name="T61">S</text:span>et the selected heater<text:span text:style-name="T104">'s power level to the </text:span>specified %. <text:span text:style-name="T109">Switches the mode to manual, if the current mode is auto; but if the heater is off, it is not turned on.</text:span></text:p>
      <text:p text:style-name="P19"/>
      <text:p text:style-name="P17"><text:span text:style-name="T70"><text:tab/></text:span><text:span text:style-name="T63">h</text:span><text:tab/><text:span text:style-name="T24">Request</text:span> <text:span text:style-name="T36">the</text:span> selected heater's status report.</text:p>
      <text:p text:style-name="Command"/>
      <text:p text:style-name="Command"><text:span text:style-name="T48"><text:tab/><text:tab/></text:span><text:span text:style-name="T43">Response </text:span><text:span text:style-name="T44">format template</text:span><text:span text:style-name="T45"> </text:span><text:span text:style-name="T46"><text:s/>(39 bytes +</text:span><text:span text:style-name="T85"> "</text:span><text:span text:style-name="Mono"><text:span text:style-name="T98">\r\n</text:span></text:span><text:span text:style-name="T85">"</text:span><text:span text:style-name="T46">)</text:span></text:p>
      <text:p text:style-name="Command"/>
      <text:p text:style-name="Command"><text:span text:style-name="T101"><text:tab/><text:tab/><text:tab/></text:span>"<text:span text:style-name="Mono"># -### M ###.## ###.## ## -##### -##### -##### -##### #####</text:span>"</text:p>
      <text:p text:style-name="Command"/>
      <text:p text:style-name="Command"><text:span text:style-name="T101"><text:tab/><text:tab/></text:span>The values represented by the symbols in the template above are, in sequence:</text:p>
      <text:p text:style-name="P6"><text:span text:style-name="T102"><text:tab/><text:tab/><text:tab/></text:span>Heater channel</text:p>
      <text:p text:style-name="Command"><text:span text:style-name="T102"><text:tab/><text:tab/><text:tab/></text:span>Setpoint (<text:span text:style-name="T106">the </text:span>desired heater temperature, in <text:span text:style-name="T36">°</text:span>C)</text:p>
      <text:p text:style-name="Command"><text:span text:style-name="T40"><text:tab/></text:span><text:span text:style-name="T39"><text:tab/><text:tab/></text:span><text:span text:style-name="T36">Operating m</text:span>ode (<text:span text:style-name="T36">M): '0' (zero) = off, 'm' = manual, 'a' = auto</text:span></text:p>
      <text:p text:style-name="Command"><text:span text:style-name="T102"><text:tab/><text:tab/><text:tab/></text:span>Heater power level (percent)</text:p>
      <text:p text:style-name="Command"><text:span text:style-name="T102"><text:tab/><text:tab/><text:tab/></text:span>Maximum power level (percent)</text:p>
      <text:p text:style-name="Command"><text:span text:style-name="T102"><text:tab/><text:tab/><text:tab/></text:span>Thermocouple channel</text:p>
      <text:p text:style-name="Command"><text:span text:style-name="T102"><text:tab/><text:tab/><text:tab/></text:span>Four PID parameters, typically tuned by step tests</text:p>
      <text:p text:style-name="Command"><text:span text:style-name="T102"><text:tab/><text:tab/><text:tab/></text:span><text:tab/><text:span text:style-name="T102">PID gain </text:span>Kc: stored as 100*Kc</text:p>
      <text:p text:style-name="P7"><text:span text:style-name="T103"><text:tab/><text:tab/><text:tab/></text:span><text:tab/><text:span text:style-name="T101">PID integral coefficient </text:span>Ci<text:span text:style-name="T101"> =</text:span> 1 / Ti<text:span text:style-name="T101">, </text:span>stored as 100000*Ci</text:p>
      <text:p text:style-name="P7"><text:span text:style-name="T103"><text:tab/><text:tab/><text:tab/></text:span><text:tab/><text:span text:style-name="T101">PID derivative coefficient </text:span>Cd<text:span text:style-name="T101"> =</text:span> Kc * Td = gain times dead time, stored as 10*Cd</text:p>
      <text:p text:style-name="P7"><text:span text:style-name="T103"><text:tab/><text:tab/><text:tab/></text:span><text:tab/><text:span text:style-name="T101">PID preset gain </text:span>Cpr<text:span text:style-name="T101"> = </text:span>1 / gp <text:span text:style-name="T101">= </text:span>reciprocal of process gain, stored as 1000*Cpr</text:p>
      <text:p text:style-name="P7"><text:span text:style-name="T102"><text:tab/><text:tab/><text:tab/></text:span>Error (sum of active codes from the following list)</text:p>
      <text:p text:style-name="Command2"><text:span text:style-name="T102"><text:tab/><text:tab/><text:tab/></text:span><text:tab/>0<text:tab/>No error</text:p>
      <text:p text:style-name="Command2"><text:span text:style-name="T102"><text:tab/><text:tab/><text:tab/></text:span><text:tab/>1<text:tab/><text:span text:style-name="T93">ADC out of range</text:span></text:p>
      <text:p text:style-name="P16"><text:span text:style-name="T102"><text:tab/><text:tab/><text:tab/></text:span><text:tab/>2<text:tab/>RS232 input buffer overflow</text:p>
      <text:p text:style-name="P16"><text:span text:style-name="T102"><text:tab/><text:tab/><text:tab/><text:tab/></text:span>4<text:span text:style-name="T102"><text:tab/>RS232 CRC error</text:span></text:p>
      <text:p text:style-name="Command2"><text:span text:style-name="T102"><text:tab/><text:tab/><text:tab/></text:span><text:tab/>8<text:tab/><text:span text:style-name="T108">U</text:span><text:span text:style-name="T93">nrecognized command from RS232</text:span></text:p>
      <text:p text:style-name="Command2"><text:span text:style-name="T102"><text:tab/><text:tab/><text:tab/></text:span><text:tab/>16<text:tab/><text:span text:style-name="T108">I</text:span><text:span text:style-name="T93">nvalid device channel</text:span></text:p>
      <text:p text:style-name="Command2"><text:span text:style-name="T102"><text:tab/><text:tab/><text:tab/></text:span><text:tab/>32<text:tab/><text:span text:style-name="T108">D</text:span>atalogging interval out of range<text:span text:style-name="T108"> (0..255)</text:span></text:p>
      <text:p text:style-name="Command2"><text:span text:style-name="T102"><text:tab/><text:tab/><text:tab/></text:span><text:tab/>64<text:tab/><text:span text:style-name="T93">Setpoint out of range</text:span></text:p>
      <text:p text:style-name="P16"><text:span text:style-name="T102"><text:tab/><text:tab/><text:tab/></text:span><text:tab/>128<text:tab/><text:span text:style-name="T108">C</text:span>ontrol output <text:span text:style-name="T108">power level </text:span>out of range</text:p>
      <text:p text:style-name="P16"><text:span text:style-name="T102"><text:tab/><text:tab/><text:tab/></text:span><text:tab/>256<text:tab/><text:span text:style-name="T108">I</text:span>nvalid thermocouple channel selected</text:p>
      <text:p text:style-name="P16"><text:span text:style-name="T102"><text:tab/><text:tab/><text:tab/></text:span><text:tab/>512<text:tab/><text:span text:style-name="T108">I</text:span>nvalid thermocouple type</text:p>
      <text:p text:style-name="P16"><text:span text:style-name="T102"><text:tab/><text:tab/><text:tab/></text:span><text:tab/>1024<text:tab/><text:span text:style-name="T108">I</text:span>nvalid <text:span text:style-name="T36">configuration </text:span><text:span text:style-name="T42">or configuration </text:span><text:span text:style-name="T36">parameter</text:span></text:p>
      <text:p text:style-name="Command2"><text:span text:style-name="T102"><text:tab/><text:tab/><text:tab/></text:span><text:tab/>2048<text:tab/>ADC out of range</text:p>
      <text:p text:style-name="Command2"><text:span text:style-name="T102"><text:tab/><text:tab/><text:tab/></text:span><text:tab/>4096<text:tab/>PID commanded on heater with no thermocouple</text:p>
      <text:p text:style-name="Command2"><text:span text:style-name="T102"><text:tab/><text:tab/><text:tab/><text:tab/></text:span>8192<text:span text:style-name="T102"><text:tab/></text:span><text:span text:style-name="T108">PV out of range (thermocouple disconnected?)</text:span></text:p>
      <text:p text:style-name="Command2"/>
      <text:p text:style-name="P17"><text:span text:style-name="T70"><text:tab/></text:span><text:span text:style-name="T63">h</text:span><text:span text:style-name="T13">[</text:span><text:span text:style-name="Variable"><text:span text:style-name="T56">n</text:span></text:span><text:span text:style-name="T13">]</text:span><text:tab/><text:span text:style-name="T61">[0..5] S</text:span>elect the specified heater<text:span text:style-name="T61"> </text:span>and request <text:span text:style-name="T36">its</text:span> status report<text:span text:style-name="T61">.</text:span></text:p>
      <text:p text:style-name="Command"/>
      <text:p text:style-name="P17"><text:span text:style-name="T70"><text:tab/></text:span><text:span text:style-name="T63">ht</text:span>[<text:span text:style-name="Variable"><text:span text:style-name="T54">n</text:span></text:span>]<text:tab/><text:span text:style-name="T61">[0..15] S</text:span>et the selected heater's thermocouple channel<text:span text:style-name="T61">.</text:span></text:p>
      <text:p text:style-name="Command"/>
      <text:p text:style-name="P17"><text:span text:style-name="T70"><text:tab/></text:span><text:span text:style-name="T63">n</text:span>[<text:span text:style-name="Variable"><text:span text:style-name="T54">n</text:span></text:span>]<text:tab/><text:span text:style-name="T61">[0..5] S</text:span>elect the specified heater<text:span text:style-name="T61">.</text:span></text:p>
      <text:p text:style-name="P15"><text:span text:style-name="T70"><text:tab/></text:span><text:span text:style-name="T69">t</text:span><text:span text:style-name="T17"><text:tab/>Request the selected thermocouple's</text:span><text:span text:style-name="T15"> status</text:span><text:span text:style-name="T17"> report.</text:span></text:p>
      <text:p text:style-name="Command"/>
      <text:p text:style-name="Command"><text:span text:style-name="T48"><text:tab/><text:tab/></text:span><text:span text:style-name="T43">Response </text:span><text:span text:style-name="T44">format template (</text:span><text:span text:style-name="T86">1</text:span><text:span text:style-name="T87">7</text:span><text:span text:style-name="T44"> bytes + "</text:span><text:span text:style-name="T76">\r\n</text:span><text:span text:style-name="T44">")</text:span></text:p>
      <text:p text:style-name="Command"/>
      <text:p text:style-name="Command"><text:tab/><text:tab/>"<text:span text:style-name="T62">## </text:span><text:span text:style-name="T26">T</text:span><text:span text:style-name="T62"> </text:span><text:span text:style-name="T26">#</text:span><text:span text:style-name="T62">###.# #####</text:span>" </text:p>
      <text:p text:style-name="Command"/>
      <text:p text:style-name="Command"><text:span text:style-name="T101"><text:tab/><text:tab/></text:span>The values represented by the<text:span text:style-name="T100"> </text:span>symbols in the template above are, in sequence:</text:p>
      <text:p text:style-name="Command"><text:span text:style-name="T101"><text:tab/><text:tab/><text:tab/></text:span>Thermocouple channel</text:p>
      <text:p text:style-name="Command"><text:span text:style-name="T103"><text:tab/></text:span><text:tab/><text:tab/>Thermocouple <text:span text:style-name="T36">type </text:span>(<text:span text:style-name="T36">T</text:span>): '~' = none, 'K' = type K, 'T' = type T</text:p>
      <text:p text:style-name="Command"><text:span text:style-name="T103"><text:tab/></text:span><text:tab/><text:tab/>Temperature, in <text:span text:style-name="T36">°</text:span>C</text:p>
      <text:p text:style-name="Command"><text:span text:style-name="T103"><text:tab/></text:span><text:tab/><text:tab/>Error (see 'h' command for a list of values)</text:p>
      <text:p text:style-name="Command"/>
      <text:p text:style-name="P17"><text:span text:style-name="T70"><text:tab/></text:span><text:span text:style-name="T69">t</text:span><text:span text:style-name="T17">[</text:span><text:span text:style-name="Variable"><text:span text:style-name="T58">n</text:span></text:span><text:span text:style-name="T17">]</text:span><text:span text:style-name="T15"><text:tab/>[0..15] Select the specified thermocouple and request its status report.</text:span></text:p>
      <text:p text:style-name="Command"/>
      <text:p text:style-name="P17"><text:span text:style-name="T70"><text:tab/></text:span><text:span text:style-name="T69">tn</text:span><text:span text:style-name="T5">[</text:span><text:span text:style-name="Variable"><text:span text:style-name="T58">n</text:span></text:span><text:span text:style-name="T5">]</text:span><text:span text:style-name="T17"><text:tab/></text:span><text:span text:style-name="T15">[0..15] Select the specified thermocouple.</text:span></text:p>
      <text:p text:style-name="Command"/>
      <text:p text:style-name="Command"><text:span text:style-name="T70"><text:tab/></text:span><text:span text:style-name="T66">t</text:span><text:span text:style-name="T29">~</text:span><text:span text:style-name="T15"><text:tab/></text:span><text:span text:style-name="T16">Set the selected thermocouple's type to "none".</text:span></text:p>
      <text:p text:style-name="Command"/>
      <text:p text:style-name="Command"><text:span text:style-name="T70"><text:tab/></text:span><text:span text:style-name="T66">tK</text:span><text:span text:style-name="T15"><text:tab/></text:span><text:span text:style-name="T16">Set the selected thermocouple's type to "</text:span><text:span text:style-name="T21">K</text:span><text:span text:style-name="T16">".</text:span></text:p>
      <text:p text:style-name="Command"/>
      <text:p text:style-name="Command"><text:span text:style-name="T70"><text:tab/></text:span><text:span text:style-name="T66">tT</text:span><text:span text:style-name="T15"><text:tab/></text:span><text:span text:style-name="T16">Set the selected thermocouple's type to "</text:span><text:span text:style-name="T21">T</text:span><text:span text:style-name="T16">".</text:span></text:p>
      <text:p text:style-name="Command"/>
      <text:p text:style-name="P17"><text:span text:style-name="T70"><text:tab/></text:span><text:span text:style-name="T63">x</text:span><text:span text:style-name="T13">[</text:span><text:span text:style-name="Variable"><text:span text:style-name="T57">d</text:span></text:span><text:span text:style-name="T13">]<text:tab/>[0..100.00] </text:span><text:span text:style-name="T16">S</text:span><text:span text:style-name="T13">et the </text:span><text:span text:style-name="T16">selected heater's </text:span><text:span text:style-name="T13">maximum </text:span><text:span text:style-name="T16">% </text:span><text:span text:style-name="T21">power level.</text:span></text:p>
      <text:p text:style-name="Command"/>
      <text:p text:style-name="P17"><text:span text:style-name="T70"><text:tab/></text:span><text:span text:style-name="T67">ck</text:span><text:span text:style-name="T17">[</text:span><text:span text:style-name="Variable"><text:span text:style-name="T58">n</text:span></text:span><text:span text:style-name="T17">]</text:span><text:span text:style-name="T16"><text:tab/></text:span><text:span text:style-name="T22">[0..32767] </text:span><text:span text:style-name="T16">Set the selected heater's </text:span><text:span text:style-name="T21">PID</text:span><text:span text:style-name="T16"> gain </text:span><text:span text:style-name="T21">parameter</text:span><text:span text:style-name="T22"> (Kc)</text:span><text:span text:style-name="T21">.</text:span><text:span text:style-name="T22"> Specify the value in units of 0.01. For example, if </text:span><text:span text:style-name="T18">Kc </text:span><text:span text:style-name="T22">is</text:span><text:span text:style-name="T18"> </text:span><text:span text:style-name="T22">1</text:span><text:span text:style-name="T23">6.89</text:span><text:span text:style-name="T18">, the </text:span><text:span text:style-name="T22">command would be</text:span><text:span text:style-name="T18"> </text:span><text:span text:style-name="T64">ck1</text:span><text:span text:style-name="T65">689</text:span><text:span text:style-name="T4">.</text:span></text:p>
      <text:p text:style-name="Command"/>
      <text:p text:style-name="P17"><text:span text:style-name="T70"><text:tab/></text:span><text:span text:style-name="T67">c</text:span><text:span text:style-name="T65">i</text:span><text:span text:style-name="T5">[</text:span><text:span text:style-name="Variable"><text:span text:style-name="T58">n</text:span></text:span><text:span text:style-name="T5">]</text:span><text:span text:style-name="T6"><text:tab/></text:span><text:span text:style-name="T22">[0..32767] </text:span><text:span text:style-name="T6">Set the selected heater's </text:span><text:span text:style-name="T21">PID</text:span><text:span text:style-name="T6"> </text:span><text:span text:style-name="T30">i</text:span><text:span text:style-name="T31">ntegral</text:span><text:span text:style-name="T6"> </text:span><text:span text:style-name="T21">c</text:span><text:span text:style-name="T23">oefficient</text:span><text:span text:style-name="T22"> (C</text:span><text:span text:style-name="T23">i</text:span><text:span text:style-name="T22">)</text:span><text:span text:style-name="T21">.</text:span><text:span text:style-name="T22"> Specify the value in units of 0.</text:span><text:span text:style-name="T23">0000</text:span><text:span text:style-name="T22">1. For example, if </text:span><text:span text:style-name="T23">Ci</text:span><text:span text:style-name="T4"> </text:span><text:span text:style-name="T22">is</text:span><text:span text:style-name="T4"> </text:span><text:span text:style-name="T32">0</text:span><text:span text:style-name="T31">.00243</text:span><text:span text:style-name="T4">, the </text:span><text:span text:style-name="T22">command would be</text:span><text:span text:style-name="T4"> </text:span><text:span text:style-name="T65">ci</text:span><text:span text:style-name="T27">2</text:span><text:span text:style-name="T28">43</text:span><text:span text:style-name="T4">.</text:span></text:p>
      <text:p text:style-name="Command"/>
      <text:p text:style-name="P17"><text:span text:style-name="T70"><text:tab/></text:span><text:span text:style-name="T67">c</text:span><text:span text:style-name="T65">d</text:span><text:span text:style-name="T5">[</text:span><text:span text:style-name="Variable"><text:span text:style-name="T58">n</text:span></text:span><text:span text:style-name="T5">]</text:span><text:span text:style-name="T6"><text:tab/></text:span><text:span text:style-name="T22">[0..32767] </text:span><text:span text:style-name="T6">Set the selected heater's </text:span><text:span text:style-name="T21">PID</text:span><text:span text:style-name="T6"> </text:span><text:span text:style-name="T30">d</text:span><text:span text:style-name="T31">erivative coefficient</text:span><text:span text:style-name="T22"> (C</text:span><text:span text:style-name="T23">d</text:span><text:span text:style-name="T22">)</text:span><text:span text:style-name="T21">.</text:span><text:span text:style-name="T22"> Specify the value in units of 0.1. For example, if </text:span><text:span text:style-name="T23">Cd</text:span><text:span text:style-name="T4"> </text:span><text:span text:style-name="T22">is</text:span><text:span text:style-name="T4"> </text:span><text:span text:style-name="T32">4</text:span><text:span text:style-name="T31">72.8</text:span><text:span text:style-name="T4">, the </text:span><text:span text:style-name="T22">command would be</text:span><text:span text:style-name="T4"> </text:span><text:span text:style-name="T65">cd</text:span><text:span text:style-name="T28">4728</text:span><text:span text:style-name="T4">.</text:span></text:p>
      <text:p text:style-name="Command"/>
      <text:p text:style-name="P17"><text:span text:style-name="T70"><text:tab/></text:span><text:span text:style-name="T67">c</text:span><text:span text:style-name="T65">r</text:span><text:span text:style-name="T5">[</text:span><text:span text:style-name="Variable"><text:span text:style-name="T58">n</text:span></text:span><text:span text:style-name="T5">]</text:span><text:span text:style-name="T6"><text:tab/></text:span><text:span text:style-name="T22">[0..32767] </text:span><text:span text:style-name="T6">Set the selected heater's </text:span><text:span text:style-name="T21">PID</text:span><text:span text:style-name="T6"> </text:span><text:span text:style-name="T30">p</text:span><text:span text:style-name="T31">reset multiplier</text:span><text:span text:style-name="T22"> (C</text:span><text:span text:style-name="T23">pr</text:span><text:span text:style-name="T22">)</text:span><text:span text:style-name="T21">.</text:span><text:span text:style-name="T22"> Specify the value in units of 0.</text:span><text:span text:style-name="T23">00</text:span><text:span text:style-name="T22">1. For example, if </text:span><text:span text:style-name="T23">Cpr</text:span><text:span text:style-name="T4"> </text:span><text:span text:style-name="T22">is</text:span><text:span text:style-name="T4"> </text:span><text:span text:style-name="T32">0</text:span><text:span text:style-name="T31">.652</text:span><text:span text:style-name="T4">, the </text:span><text:span text:style-name="T22">command would be</text:span><text:span text:style-name="T4"> </text:span><text:span text:style-name="T65">cr</text:span><text:span text:style-name="T27">6</text:span><text:span text:style-name="T28">52</text:span><text:span text:style-name="T4">.</text:span></text:p>
      <text:p text:style-name="Command"/>
      <text:p text:style-name="Command"><text:span text:style-name="T70"><text:tab/></text:span><text:span text:style-name="T65">i</text:span><text:span text:style-name="T19"><text:tab/>Toggle interference suppression. When enabled, </text:span><text:span text:style-name="T14">temperature updates for a </text:span><text:span text:style-name="T19">thermocouple</text:span><text:span text:style-name="T14"> are </text:span><text:span text:style-name="T20">suppressed</text:span><text:span text:style-name="T14"> </text:span><text:span text:style-name="T23">w</text:span><text:span text:style-name="T20">hen its associated heater</text:span><text:span text:style-name="T19"> </text:span><text:span text:style-name="T20">is</text:span><text:span text:style-name="T19"> receiving power.</text:span></text:p>
      <text:p text:style-name="Command"/>
      <text:p text:style-name="P10"/>
      <text:p text:style-name="P15"><text:span text:style-name="T70"><text:tab/></text:span><text:span text:style-name="T63">z</text:span><text:tab/><text:span text:style-name="T100">S</text:span>how program data<text:span text:style-name="T100">.</text:span></text:p>
      <text:p text:style-name="Command"/>
      <text:p text:style-name="Command"><text:span text:style-name="T49"><text:tab/><text:tab/></text:span><text:span text:style-name="T43">Response </text:span><text:span text:style-name="T44">format template</text:span></text:p>
      <text:p text:style-name="Command"/>
      <text:p text:style-name="Command"><text:tab/><text:tab/>"<text:span text:style-name="T62">Aeon Laboratories HC6 V.########-####</text:span>"<text:span text:style-name="T99"> <text:s/>(</text:span><text:span text:style-name="T89">37</text:span><text:span text:style-name="T99"> bytes + "</text:span><text:span text:style-name="T77">\r\n</text:span><text:span text:style-name="T99">")</text:span></text:p>
      <text:p text:style-name="Command"><text:tab/><text:tab/>"<text:span text:style-name="T62">S/N:####</text:span>"<text:span text:style-name="T99"> <text:s/>(8 bytes + "</text:span><text:span text:style-name="T77">\r\n</text:span><text:span text:style-name="T99">")</text:span></text:p>
      <text:p text:style-name="P8"><text:span text:style-name="T80"><text:tab/><text:tab/>"</text:span><text:span text:style-name="T72">H:## T:###</text:span><text:span text:style-name="T8">"</text:span><text:span text:style-name="T9"> (1</text:span><text:span text:style-name="T8">0</text:span><text:span text:style-name="T9"> bytes + "</text:span><text:span text:style-name="T72">\r\n</text:span><text:span text:style-name="T9">")</text:span></text:p>
      <text:p text:style-name="P8"><text:span text:style-name="T78"><text:tab/><text:tab/></text:span><text:span text:style-name="T7">"</text:span><text:span text:style-name="T79">ADC:#####</text:span><text:span text:style-name="T72">!</text:span><text:span text:style-name="T80">" (10 bytes + "</text:span><text:span text:style-name="T72">\r\n</text:span><text:span text:style-name="T80">")</text:span></text:p>
      <text:p text:style-name="Command"/>
      <text:p text:style-name="Command"><text:span text:style-name="T103"><text:tab/><text:tab/>The first line contains the heater controller model number and the firmware version. The second line has the serial number. </text:span>The <text:span text:style-name="T91">third</text:span> line <text:span text:style-name="T90">shows </text:span>the selected heater and thermocouple channels. <text:span text:style-name="T105">The final line shows the ADC count for the currently selected thermocouple channel. </text:span>The exclamation mark<text:span text:style-name="T89"> is present when </text:span>interference suppression is enabled<text:span text:style-name="T36">;</text:span> otherwise, it is replaced<text:span text:style-name="T36"> </text:span>with a space.</text:p>
      <text:p text:style-name="Comman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Roboto" svg:font-family="Roboto" style:font-pitch="variable"/>
    <style:font-face style:name="Roboto Mono" svg:font-family="'Roboto Mono'" style:font-pitch="variable"/>
    <style:font-face style:name="Roboto1" svg:font-family="Roboto" style:font-adornments="Regular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3701in" style:type="center"/>
          <style:tab-stop style:position="0.75in"/>
          <style:tab-stop style:position="1.25in"/>
        </style:tab-stops>
      </style:paragraph-properties>
      <style:text-properties style:font-name="Roboto1" fo:font-family="Roboto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alutation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ommand" style:family="paragraph" style:parent-style-name="Standard">
      <loext:graphic-properties draw:fill="none" draw:fill-color="#99ccff"/>
      <style:paragraph-properties fo:margin-left="0.75in" fo:margin-right="0in" fo:text-indent="-0.75in" style:auto-text-indent="false" fo:background-color="transparent" style:writing-mode="lr-tb">
        <style:tab-stops>
          <style:tab-stop style:position="-0.3799in" style:type="center"/>
          <style:tab-stop style:position="0.2508in"/>
          <style:tab-stop style:position="0.5016in"/>
          <style:tab-stop style:position="0.752in"/>
        </style:tab-stops>
      </style:paragraph-properties>
    </style:style>
    <style:style style:name="Command2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5016in" style:type="center"/>
          <style:tab-stop style:position="0.752in"/>
        </style:tab-stops>
      </style:paragraph-properties>
    </style:style>
    <style:style style:name="Default_20_Paragraph_20_Font" style:display-name="Default Paragraph Font" style:family="text">
      <style:text-properties fo:font-size="12pt" fo:language="en" fo:country="US" style:language-asian="en" style:country-asian="US" style:font-size-complex="12pt"/>
    </style:style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Variable" style:family="text">
      <style:text-properties style:font-name="Times New Roman1" fo:font-family="'Times New Roman'" style:font-style-name="Bold Italic" style:font-family-generic="roman" style:font-pitch="variable" fo:font-style="italic" fo:font-weight="bold" style:font-style-asian="italic" style:font-style-complex="italic"/>
    </style:style>
    <style:style style:name="Mono" style:family="text">
      <style:text-properties fo:color="#000000" loext:opacity="100%" style:font-name="Roboto Mono" fo:font-family="'Roboto Mono'" style:font-pitch="variable" fo:font-size="10pt" fo:language="en" fo:country="US" style:letter-kerning="true" style:font-name-asian="Liberation Serif" style:font-family-asian="'Liberation Serif'" style:font-family-generic-asian="system" style:font-pitch-asian="variable" style:font-size-asian="12pt" style:language-asian="hi" style:country-asian="IN" style:font-name-complex="Liberation Serif" style:font-family-complex="'Liberation Serif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>
        <style:tab-stops>
          <style:tab-stop style:position="7.5in" style:type="right"/>
        </style:tab-stops>
      </style:paragraph-properties>
      <style:text-properties fo:font-style="normal" fo:font-weight="normal"/>
    </style:style>
    <style:style style:name="MP2" style:family="paragraph" style:parent-style-name="Footer">
      <style:paragraph-properties fo:text-align="start" style:justify-single-word="false" fo:padding="0in" fo:border-left="none" fo:border-right="none" fo:border-top="0.51pt solid #000000" fo:border-bottom="none" style:shadow="none"/>
      <style:text-properties style:font-name="Roboto"/>
    </style:style>
    <style:style style:name="MT1" style:family="text">
      <style:text-properties style:font-name="Roboto" fo:font-size="12pt" style:font-size-asian="12pt" style:font-name-complex="Arial" style:font-size-complex="12pt"/>
    </style:style>
    <style:style style:name="MT2" style:family="text">
      <style:text-properties style:font-name="Roboto" fo:font-size="12pt" officeooo:rsid="00314a5a" style:font-size-asian="12pt" style:font-name-complex="Arial" style:font-size-complex="12pt"/>
    </style:style>
    <style:style style:name="MT3" style:family="text">
      <style:text-properties style:font-name="Roboto" fo:font-size="12pt" style:font-size-asian="12pt" style:font-size-complex="12pt"/>
    </style:style>
    <style:style style:name="MT4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>
        <style:header-footer-properties fo:min-height="0.4in" fo:margin-left="0in" fo:margin-right="0in" fo:margin-top="0.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page_20_number"><text:span text:style-name="MT1">Heater Controller</text:span></text:span><text:span text:style-name="page_20_number"><text:span text:style-name="MT2"> comm protocol</text:span></text:span><text:span text:style-name="page_20_number"><text:span text:style-name="MT1"><text:tab/>Page </text:span></text:span><text:span text:style-name="MT3"><text:page-number style:num-format="1" text:select-page="current">4</text:page-number></text:span><text:span text:style-name="page_20_number"><text:span text:style-name="MT1"><text:s/>of </text:span></text:span><text:span text:style-name="page_20_number"><text:span text:style-name="MT1"><text:page-count>4</text:page-count></text:span></text:span></text:p>
      </style:header>
      <style:footer>
        <text:p text:style-name="MP2"><text:span text:style-name="MT4">Aeon Laboratories</text:span><text:tab/><text:tab/><text:date style:data-style-name="N121" text:date-value="2022-07-14T19:52:16.031000129" text:fixed="true">7/14/2022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Jim Wilson</meta:initial-creator>
    <meta:creation-date>2009-11-20T12:53:34</meta:creation-date>
    <dc:date>2022-08-11T10:34:00.982000000</dc:date>
    <meta:editing-cycles>44</meta:editing-cycles>
    <meta:editing-duration>P2DT14H56M</meta:editing-duration>
    <meta:printed-by>Jim Wilson</meta:printed-by>
    <meta:print-date>2010-07-16T15:38:22.74</meta:print-date>
    <meta:document-statistic meta:table-count="0" meta:image-count="0" meta:object-count="0" meta:page-count="4" meta:paragraph-count="85" meta:word-count="966" meta:character-count="5997" meta:non-whitespace-character-count="4934"/>
    <meta:user-defined meta:name="Info 1"/>
    <meta:user-defined meta:name="Info 2"/>
    <meta:user-defined meta:name="Info 3"/>
    <meta:user-defined meta:name="Info 4"/>
  </office:meta>
</office:document-meta>
</file>